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4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9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1E7CA0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CEC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3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D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14 = norma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39 = warp effec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5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5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5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5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5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5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5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5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5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5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5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5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5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5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5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5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5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5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BA8</text:p>
          </table:table-cell>
          <table:table-cell office:value-type="string">
            <text:p>long</text:p>
          </table:table-cell>
          <table:table-cell table:style-name="ce45" office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5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5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7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9" table:number-columns-repeated="2"/>
          <table:table-cell table:style-name="ce17" office:value-type="string">
            <text:p>Possibly just 0x60 interactions?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0x13786C8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Unknown, related to Menu+D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0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Linked to 0x1378622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nknown, related to options menu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4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C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0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C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7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A8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F4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E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E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7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38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8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2C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3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34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9E8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, related to 0x2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BC</text:p>
          </table:table-cell>
          <table:table-cell table:style-name="ce17" office:value-type="string">
            <text:p>Pointer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enu Groupings</text:p>
          </table:table-cell>
          <table:table-cell table:style-name="ce17"/>
          <table:table-cell table:style-name="ce17" office:value-type="string">
            <text:p>Menu priorities/Groups from 0xC2AB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edi</text:p>
          </table:table-cell>
          <table:table-cell table:style-name="ce36" office:value-type="string">
            <text:p>0x1</text:p>
          </table:table-cell>
          <table:table-cell table:style-name="Default" office:value-type="string">
            <text:p>0x2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</text:p>
          </table:table-cell>
          <table:table-cell table:style-name="Default" office:value-type="string">
            <text:p>0x11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</text:p>
          </table:table-cell>
          <table:table-cell table:style-name="Default" office:value-type="string">
            <text:p>0x6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</text:p>
          </table:table-cell>
          <table:table-cell table:style-name="Default" office:value-type="string">
            <text:p>0x6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/>
          <table:table-cell table:style-name="Default" office:value-type="string">
            <text:p>0x1378622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</text:p>
          </table:table-cell>
          <table:table-cell table:style-name="Default" office:value-type="string">
            <text:p>0x9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0</text:p>
          </table:table-cell>
          <table:table-cell table:style-name="Default" office:value-type="string">
            <text:p>0xA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0</text:p>
          </table:table-cell>
          <table:table-cell table:style-name="Default" office:value-type="string">
            <text:p>0x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0</text:p>
          </table:table-cell>
          <table:table-cell table:style-name="Default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0</text:p>
          </table:table-cell>
          <table:table-cell table:style-name="Default" office:value-type="string">
            <text:p>0x2C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</text:p>
          </table:table-cell>
          <table:table-cell table:style-name="ce17" office:value-type="string">
            <text:p>0x2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</text:p>
          </table:table-cell>
          <table:table-cell table:style-name="ce17" office:value-type="string">
            <text:p>0x8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</text:p>
          </table:table-cell>
          <table:table-cell table:style-name="ce17" office:value-type="string">
            <text:p>0x9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</text:p>
          </table:table-cell>
          <table:table-cell table:style-name="ce17" office:value-type="string">
            <text:p>0x4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</text:p>
          </table:table-cell>
          <table:table-cell table:style-name="ce17" office:value-type="string">
            <text:p>0x4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</text:p>
          </table:table-cell>
          <table:table-cell table:style-name="ce17" office:value-type="string">
            <text:p>0x5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</text:p>
          </table:table-cell>
          <table:table-cell table:style-name="ce17" office:value-type="string">
            <text:p>0x12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</text:p>
          </table:table-cell>
          <table:table-cell table:style-name="ce17" office:value-type="string">
            <text:p>0xA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</text:p>
          </table:table-cell>
          <table:table-cell table:style-name="ce17" office:value-type="string">
            <text:p>0xB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</text:p>
          </table:table-cell>
          <table:table-cell table:style-name="ce17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</text:p>
          </table:table-cell>
          <table:table-cell table:style-name="ce17" office:value-type="string">
            <text:p>0xE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</text:p>
          </table:table-cell>
          <table:table-cell table:style-name="ce17" office:value-type="string">
            <text:p>0x7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</text:p>
          </table:table-cell>
          <table:table-cell table:style-name="ce17" office:value-type="string">
            <text:p>0x7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</text:p>
          </table:table-cell>
          <table:table-cell table:style-name="ce17" office:value-type="string">
            <text:p>0x8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0</text:p>
          </table:table-cell>
          <table:table-cell table:style-name="ce17" office:value-type="string">
            <text:p>0x8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0</text:p>
          </table:table-cell>
          <table:table-cell table:style-name="ce17" office:value-type="string">
            <text:p>0xF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0</text:p>
          </table:table-cell>
          <table:table-cell table:style-name="ce17" office:value-type="string">
            <text:p>0x5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0</text:p>
          </table:table-cell>
          <table:table-cell table:style-name="ce17" office:value-type="string">
            <text:p>0x68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C4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10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2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E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10000000</text:p>
          </table:table-cell>
          <table:table-cell table:style-name="ce17" office:value-type="string">
            <text:p>0xD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C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40000000</text:p>
          </table:table-cell>
          <table:table-cell table:style-name="ce17" office:value-type="string">
            <text:p>0xE8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E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D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9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1"/>
          <table:table-cell table:style-name="ce49"/>
          <table:table-cell table:style-name="ce4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9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 Follow spe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2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Unknown, 0 = TPose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2"/>
          <table:table-cell table:style-name="ce3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string">
            <text:p>+0x0054</text:p>
          </table:table-cell>
          <table:table-cell table:style-name="ce38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 office:value-type="string">
            <text:p>+0x08</text:p>
          </table:table-cell>
          <table:table-cell office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0</text:p>
          </table:table-cell>
          <table:table-cell table:style-name="ce38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2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8</text:p>
          </table:table-cell>
          <table:table-cell table:style-name="ce38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0</text:p>
          </table:table-cell>
          <table:table-cell table:style-name="ce38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4</text:p>
          </table:table-cell>
          <table:table-cell table:style-name="ce38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8</text:p>
          </table:table-cell>
          <table:table-cell table:style-name="ce38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E4</text:p>
          </table:table-cell>
          <table:table-cell table:style-name="ce38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B8</text:p>
          </table:table-cell>
          <table:table-cell office:value-type="string">
            <text:p>struct</text:p>
          </table:table-cell>
          <table:table-cell office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>
            <text:p>+0x01D4</text:p>
          </table:table-cell>
          <table:table-cell office:value-type="string">
            <text:p>long</text:p>
          </table:table-cell>
          <table:table-cell office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8</text:p>
          </table:table-cell>
          <table:table-cell office:value-type="string">
            <text:p>long</text:p>
          </table:table-cell>
          <table:table-cell office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C</text:p>
          </table:table-cell>
          <table:table-cell office:value-type="string">
            <text:p>long</text:p>
          </table:table-cell>
          <table:table-cell office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0</text:p>
          </table:table-cell>
          <table:table-cell office:value-type="string">
            <text:p>long</text:p>
          </table:table-cell>
          <table:table-cell office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4</text:p>
          </table:table-cell>
          <table:table-cell office:value-type="string">
            <text:p>long</text:p>
          </table:table-cell>
          <table:table-cell office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>
            <text:p>+0x01E8</text:p>
          </table:table-cell>
          <table:table-cell office:value-type="string">
            <text:p>long</text:p>
          </table:table-cell>
          <table:table-cell office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>
            <text:p>+0x01EC</text:p>
          </table:table-cell>
          <table:table-cell office:value-type="string">
            <text:p>long</text:p>
          </table:table-cell>
          <table:table-cell office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>
            <text:p>+0x01F0</text:p>
          </table:table-cell>
          <table:table-cell office:value-type="string">
            <text:p>long</text:p>
          </table:table-cell>
          <table:table-cell office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>
            <text:p>+0x01F4</text:p>
          </table:table-cell>
          <table:table-cell office:value-type="string">
            <text:p>long</text:p>
          </table:table-cell>
          <table:table-cell office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>
            <text:p>+0x01F8</text:p>
          </table:table-cell>
          <table:table-cell office:value-type="string">
            <text:p>long</text:p>
          </table:table-cell>
          <table:table-cell office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long</text:p>
          </table:table-cell>
          <table:table-cell office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long</text:p>
          </table:table-cell>
          <table:table-cell office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>
            <text:p>+0x020C</text:p>
          </table:table-cell>
          <table:table-cell office:value-type="string">
            <text:p>long</text:p>
          </table:table-cell>
          <table:table-cell office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>
            <text:p>+0x0210</text:p>
          </table:table-cell>
          <table:table-cell office:value-type="string">
            <text:p>long</text:p>
          </table:table-cell>
          <table:table-cell office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>
            <text:p>+0x0214</text:p>
          </table:table-cell>
          <table:table-cell office:value-type="string">
            <text:p>long</text:p>
          </table:table-cell>
          <table:table-cell office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>
            <text:p>+0x0218</text:p>
          </table:table-cell>
          <table:table-cell office:value-type="string">
            <text:p>long</text:p>
          </table:table-cell>
          <table:table-cell office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>
            <text:p>+0x021C</text:p>
          </table:table-cell>
          <table:table-cell office:value-type="string">
            <text:p>long</text:p>
          </table:table-cell>
          <table:table-cell office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>
            <text:p>+0x0220</text:p>
          </table:table-cell>
          <table:table-cell office:value-type="string">
            <text:p>long</text:p>
          </table:table-cell>
          <table:table-cell office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4C</text:p>
          </table:table-cell>
          <table:table-cell office:value-type="string">
            <text:p>long</text:p>
          </table:table-cell>
          <table:table-cell office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0</text:p>
          </table:table-cell>
          <table:table-cell office:value-type="string">
            <text:p>long</text:p>
          </table:table-cell>
          <table:table-cell office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4</text:p>
          </table:table-cell>
          <table:table-cell office:value-type="string">
            <text:p>long</text:p>
          </table:table-cell>
          <table:table-cell office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C</text:p>
          </table:table-cell>
          <table:table-cell office:value-type="string">
            <text:p>long</text:p>
          </table:table-cell>
          <table:table-cell office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>
            <text:p>+0x0260</text:p>
          </table:table-cell>
          <table:table-cell office:value-type="string">
            <text:p>long</text:p>
          </table:table-cell>
          <table:table-cell office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2DC</text:p>
          </table:table-cell>
          <table:table-cell table:style-name="ce15" office:value-type="string">
            <text:p>Pointer</text:p>
          </table:table-cell>
          <table:table-cell office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table:style-name="ce15" office:value-type="string">
            <text:p>long</text:p>
          </table:table-cell>
          <table:table-cell office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0C</text:p>
          </table:table-cell>
          <table:table-cell table:style-name="ce15"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8</text:p>
          </table:table-cell>
          <table:table-cell office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30</text:p>
          </table:table-cell>
          <table:table-cell table:style-name="ce15" office:value-type="string">
            <text:p>long</text:p>
          </table:table-cell>
          <table:table-cell office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>
            <text:p>+0x0334</text:p>
          </table:table-cell>
          <table:table-cell table:style-name="ce15" office:value-type="string">
            <text:p>Pointer</text:p>
          </table:table-cell>
          <table:table-cell office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>
            <text:p>+0x033C</text:p>
          </table:table-cell>
          <table:table-cell table:style-name="ce15" office:value-type="string">
            <text:p>Pointer</text:p>
          </table:table-cell>
          <table:table-cell office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3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4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4" office:value-type="string">
            <text:p>0x13A466C</text:p>
          </table:table-cell>
          <table:table-cell table:style-name="ce4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9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2017-09-25</text:date>, <text:time>16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5T16:25:03.66</dc:date>
    <meta:editing-duration>P17DT2H54M</meta:editing-duration>
    <meta:editing-cycles>597</meta:editing-cycles>
    <meta:generator>OpenOffice/4.1.1$Win32 OpenOffice.org_project/411m6$Build-9775</meta:generator>
    <meta:document-statistic meta:table-count="12" meta:cell-count="4690" meta:object-count="0"/>
  </office:meta>
</office:document-meta>
</file>